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11.4596in, 0in, 0in)"/>
    </style:style>
  </office:automatic-styles>
  <office:body>
    <office:text text:use-soft-page-breaks="true">
      <text:p text:style-name="P1"><draw:frame draw:style-name="a0" draw:name="Picture 1473142294" text:anchor-type="as-char" svg:x="0in" svg:y="0in" svg:width="6.23331in" svg:height="8.2109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abo Mosikidi</meta:initial-creator>
    <dc:creator>Thabo Mosikidi</dc:creator>
    <meta:creation-date>2023-11-17T21:36:00Z</meta:creation-date>
    <dc:date>2023-11-17T21:36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